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 style:font-family-generic="roman" style:font-pitch="variable"/>
    <style:font-face style:name="sans-serif1" svg:font-family="sans-serif" style:font-family-generic="system" style:font-pitch="variable"/>
  </office:font-face-decls>
  <office:automatic-styles>
    <style:style style:name="Tabela1" style:family="table">
      <style:table-properties style:width="15.921cm" fo:margin-left="0cm" table:align="left" style:writing-mode="lr-tb"/>
    </style:style>
    <style:style style:name="Tabela1.A" style:family="table-column">
      <style:table-column-properties style:column-width="7.96cm"/>
    </style:style>
    <style:style style:name="Tabela1.1" style:family="table-row">
      <style:table-row-properties style:min-row-height="3.154cm"/>
    </style:style>
    <style:style style:name="Tabela1.A1" style:family="table-cell">
      <style:table-cell-properties style:vertical-align="middle" fo:padding="0cm" fo:border="none"/>
    </style:style>
    <style:style style:name="Tabela1.4" style:family="table-row">
      <style:table-row-properties style:min-row-height="9.691cm"/>
    </style:style>
    <style:style style:name="P1" style:family="paragraph" style:parent-style-name="Heading_20_2">
      <style:text-properties style:font-name="Arial" fo:font-size="18pt" fo:font-weight="bold" officeooo:rsid="0002901e" officeooo:paragraph-rsid="0002901e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bold" officeooo:rsid="0002901e" officeooo:paragraph-rsid="0002901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8pt" fo:font-weight="bold" officeooo:rsid="0002901e" officeooo:paragraph-rsid="0002901e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Arial" fo:font-size="18pt" fo:font-weight="normal" officeooo:rsid="0002901e" officeooo:paragraph-rsid="0002901e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02901e" officeooo:paragraph-rsid="0002901e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normal" officeooo:rsid="0002901e" officeooo:paragraph-rsid="0002901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4pt" officeooo:paragraph-rsid="0002901e" style:font-size-asian="14pt" style:font-size-complex="14pt"/>
    </style:style>
    <style:style style:name="P11" style:family="paragraph" style:parent-style-name="Standard">
      <style:text-properties style:font-name="Arial" fo:font-size="15pt" fo:language="pt" fo:country="BR" style:font-name-asian="sans-serif1" style:font-size-asian="15pt" style:font-name-complex="sans-serif1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Arial"/>
    </style:style>
    <style:style style:name="P13" style:family="paragraph" style:parent-style-name="Text_20_body">
      <style:text-properties style:font-name="Arial" officeooo:paragraph-rsid="0002901e"/>
    </style:style>
    <style:style style:name="P14" style:family="paragraph" style:parent-style-name="Standard">
      <style:text-properties style:font-name="Arial" fo:font-size="15pt" fo:language="pt" fo:country="BR" fo:font-style="normal" style:font-name-asian="sans-serif1" style:font-size-asian="15pt" style:font-style-asian="normal" style:font-name-complex="sans-serif1" style:font-size-complex="15pt" style:font-style-complex="normal"/>
    </style:style>
    <style:style style:name="P15" style:family="paragraph" style:parent-style-name="Standard">
      <style:text-properties style:font-name="Arial" fo:font-size="15pt" fo:language="pt" fo:country="BR" style:font-name-asian="sans-serif1" style:font-size-asian="15pt" style:font-name-complex="sans-serif1" style:font-size-complex="15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fo:font-weight="normal" officeooo:rsid="0004b503" officeooo:paragraph-rsid="0006108b" style:font-size-asian="12pt" style:font-weight-asian="normal" style:font-size-complex="12pt" style:font-weight-complex="normal" loext:padding="0cm" loext:border="none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fo:font-weight="normal" officeooo:rsid="003c31a7" officeooo:paragraph-rsid="000d3e52" style:font-size-asian="12pt" style:font-weight-asian="normal" style:font-size-complex="12pt" style:font-weight-complex="normal" loext:padding="0cm" loext:border="none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fo:font-weight="bold" officeooo:rsid="003c31a7" officeooo:paragraph-rsid="000d3e52" style:font-size-asian="12pt" style:font-weight-asian="bold" style:font-size-complex="12pt" style:font-weight-complex="bold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officeooo:rsid="000d3e52" officeooo:paragraph-rsid="000d3e52" style:font-size-asian="12pt" style:font-size-complex="12pt" loext:padding="0cm" loext:border="none"/>
    </style:style>
    <style:style style:name="P22" style:family="paragraph" style:parent-style-name="Table_20_Contents" style:list-style-name="L8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rsid="000d3e52" officeooo:paragraph-rsid="000d3e52" style:font-size-asian="12pt" style:font-size-complex="12pt" loext:padding="0cm" loext:border="none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officeooo:rsid="000d9446" officeooo:paragraph-rsid="000d9446" style:font-size-asian="12pt" style:font-size-complex="12pt" loext:padding="0cm" loext:border="none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officeooo:rsid="000db88b" officeooo:paragraph-rsid="000db88b" style:font-size-asian="12pt" style:font-size-complex="12pt" loext:padding="0cm" loext:border="none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officeooo:rsid="000ec0d1" officeooo:paragraph-rsid="000ec0d1" style:font-size-asian="12pt" style:font-size-complex="12pt" loext:padding="0cm" loext:border="none"/>
    </style:style>
    <style:style style:name="P26" style:family="paragraph" style:parent-style-name="Text_20_body">
      <style:text-properties style:font-name="Arial" fo:font-size="18pt" fo:font-weight="bold" officeooo:rsid="0002901e" officeooo:paragraph-rsid="0002901e" style:font-size-asian="18pt" style:font-weight-asian="bold" style:font-size-complex="18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4pt" fo:font-weight="normal" officeooo:rsid="0002901e" officeooo:paragraph-rsid="0002901e" style:font-size-asian="14pt" style:font-weight-asian="normal" style:font-size-complex="14pt" style:font-weight-complex="normal"/>
    </style:style>
    <style:style style:name="P28" style:family="paragraph" style:parent-style-name="Text_20_body">
      <style:text-properties style:font-name="Arial" officeooo:paragraph-rsid="0002901e"/>
    </style:style>
    <style:style style:name="P29" style:family="paragraph" style:parent-style-name="Text_20_body" style:list-style-name="L2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style:font-size-asian="12pt" style:font-size-complex="12pt" loext:padding="0cm" loext:border="none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paragraph-rsid="000c53b8" style:font-size-asian="12pt" style:font-size-complex="12pt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rsid="0009f0d5" officeooo:paragraph-rsid="000c53b8" style:font-size-asian="12pt" style:font-size-complex="12pt" loext:padding="0cm" loext:border="none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officeooo:rsid="0009f0d5" officeooo:paragraph-rsid="000c53b8" style:font-size-asian="12pt" style:font-size-complex="12pt" loext:padding="0cm" loext:border="none"/>
    </style:style>
    <style:style style:name="P34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rsid="000aa135" officeooo:paragraph-rsid="000c53b8" style:font-size-asian="12pt" style:font-size-complex="12pt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officeooo:rsid="000aa135" officeooo:paragraph-rsid="000c53b8" style:font-size-asian="12pt" style:font-size-complex="12pt" loext:padding="0cm" loext:border="none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rsid="000d3e52" officeooo:paragraph-rsid="000d3e52" style:font-size-asian="12pt" style:font-size-complex="12pt" loext:padding="0cm" loext:border="none"/>
    </style:style>
    <style:style style:name="P37" style:family="paragraph" style:parent-style-name="Text_20_body" style:list-style-name="L8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rsid="000d3e52" officeooo:paragraph-rsid="000d3e52" style:font-size-asian="12pt" style:font-size-complex="12pt" loext:padding="0cm" loext:border="none"/>
    </style:style>
    <style:style style:name="P38" style:family="paragraph" style:parent-style-name="Text_20_body" style:list-style-name="L10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rsid="000d3e52" officeooo:paragraph-rsid="000d3e52" style:font-size-asian="12pt" style:font-size-complex="12pt" loext:padding="0cm" loext:border="none"/>
    </style:style>
    <style:style style:name="P39" style:family="paragraph" style:parent-style-name="Text_20_body" style:list-style-name="L10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paragraph-rsid="000d3e52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officeooo:paragraph-rsid="000d3e52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fo:font-weight="bold" officeooo:rsid="000aa135" officeooo:paragraph-rsid="000c53b8" style:font-size-asian="12pt" style:font-weight-asian="bold" style:font-size-complex="12pt" style:font-weight-complex="bold" loext:padding="0cm" loext:border="none"/>
    </style:style>
    <style:style style:name="P43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fo:font-weight="bold" officeooo:rsid="000c53b8" officeooo:paragraph-rsid="000c53b8" style:font-size-asian="12pt" style:font-weight-asian="bold" style:font-size-complex="12pt" style:font-weight-complex="bold" loext:padding="0cm" loext:border="none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fo:font-weight="normal" officeooo:rsid="000aa135" officeooo:paragraph-rsid="000c53b8" style:font-size-asian="12pt" style:font-weight-asian="normal" style:font-size-complex="12pt" style:font-weight-complex="normal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Arial" fo:font-size="12pt" fo:font-weight="normal" officeooo:rsid="000aa135" officeooo:paragraph-rsid="000c53b8" style:font-size-asian="12pt" style:font-weight-asian="normal" style:font-size-complex="12pt" style:font-weight-complex="normal" loext:padding="0cm" loext:border="none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fo:font-weight="normal" officeooo:rsid="000c53b8" officeooo:paragraph-rsid="000c53b8" style:font-size-asian="12pt" style:font-weight-asian="normal" style:font-size-complex="12pt" style:font-weight-complex="normal" loext:padding="0cm" loext:border="none"/>
    </style:style>
    <style:style style:name="P47" style:family="paragraph" style:parent-style-name="Text_20_body" style:list-style-name="L5">
      <style:paragraph-properties fo:margin-top="0cm" fo:margin-bottom="0cm" style:contextual-spacing="false" fo:text-align="justify" style:justify-single-word="false" fo:padding="0cm" fo:border="none"/>
      <style:text-properties style:font-name="Arial" fo:font-size="12pt" fo:font-weight="normal" officeooo:rsid="000c53b8" officeooo:paragraph-rsid="000c53b8" style:font-size-asian="12pt" style:font-weight-asian="normal" style:font-size-complex="12pt" style:font-weight-complex="normal" loext:padding="0cm" loext:border="none"/>
    </style:style>
    <style:style style:name="T1" style:family="text">
      <style:text-properties fo:font-size="15pt" fo:language="pt" fo:country="BR" style:font-name-asian="sans-serif1" style:font-size-asian="15pt" style:font-name-complex="sans-serif1" style:font-size-complex="15pt"/>
    </style:style>
    <style:style style:name="T2" style:family="text">
      <style:text-properties fo:font-size="18pt" fo:language="pt" fo:country="BR" style:font-size-asian="18pt" style:font-size-complex="18pt" loext:padding="0cm" loext:border="none"/>
    </style:style>
    <style:style style:name="T3" style:family="text">
      <style:text-properties officeooo:rsid="0004b14f"/>
    </style:style>
    <style:style style:name="T4" style:family="text">
      <style:text-properties fo:language="pt" fo:country="BR"/>
    </style:style>
    <style:style style:name="T5" style:family="text">
      <style:text-properties fo:language="pt" fo:country="BR" officeooo:rsid="0004b503"/>
    </style:style>
    <style:style style:name="T6" style:family="text">
      <style:text-properties fo:font-size="12pt" officeooo:rsid="000d3e52" style:font-size-asian="12pt" style:font-size-complex="12pt" loext:padding="0cm" loext:border="none"/>
    </style:style>
    <style:style style:name="T7" style:family="text">
      <style:text-properties fo:font-weight="normal" officeooo:rsid="003dfa87" style:font-weight-asian="normal" style:font-weight-complex="normal"/>
    </style:style>
    <style:style style:name="T8" style:family="text">
      <style:text-properties style:font-name="Arial" fo:font-size="12pt" officeooo:rsid="000d3e52" style:font-size-asian="12pt" style:font-size-complex="12pt" loext:padding="0cm" loext:border="none"/>
    </style:style>
    <style:style style:name="T9" style:family="text">
      <style:text-properties officeooo:rsid="003e84cb"/>
    </style:style>
    <style:style style:name="T10" style:family="text">
      <style:text-properties officeooo:rsid="003dfa87"/>
    </style:style>
    <style:style style:name="T11" style:family="text">
      <style:text-properties officeooo:rsid="000d3e52"/>
    </style:style>
    <style:style style:name="T12" style:family="text">
      <style:text-properties officeooo:rsid="000d3e52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1. (1,0 ponto) Por que nem todas as decisões de arquitetura de software podem ser tomadas</text:span><text:line-break/><text:span text:style-name="T1">logo no início do projeto?</text:span></text:p>
      <text:p text:style-name="P14">R: Porque, em grande medida, no início do projeto não temos todas as informações sobre os requisitos do sistema. Além disso, no decorrer do projeto podem surgir novos requisitos e modificações. Portanto, é importante que a arquitetura do software seja flexível para acomodar mudanças futuras e evoluir ao longo do tempo.</text:p>
      <text:p text:style-name="P11"/>
      <text:p text:style-name="P12"><text:line-break/><text:span text:style-name="T1">2. (1,0 ponto) Se você fosse um gerente de projetos e precisasse convencer um diretor não</text:span><text:line-break/><text:span text:style-name="T1">técnico que é necessário contratar um arquiteto de software para um novo projeto (grande e</text:span><text:line-break/><text:span text:style-name="T1">complexo), quais argumentos você usaria para convencê-lo? Considere que o diretor não tem</text:span><text:line-break/><text:span text:style-name="T1">ideia do que um arquiteto de software faz. </text:span></text:p>
      <text:p text:style-name="P6"><text:span text:style-name="T1">R: Eu afirmaria que um profissional de arquitetura de software seria extremamente útil para a redução de custos futuros, tendo em vista que esse profissional é responsável por elaborar uma arquitetura robusta para o projeto, especialmente adaptado ao crescimento futuro do sistema. Além disso, um arquiteto de software pode elaborar e definir boas práticas e padrões de desenvolvimento que ajudam a garantir a eficiência do sistema</text:span><text:line-break/></text:p>
      <text:p text:style-name="P11"/>
      <text:p text:style-name="P6"><text:span text:style-name="T1">3. (1,0 ponto) Qual a diferença entre projeto de software e projeto de arquitetura?</text:span><text:line-break/><text:span text:style-name="T1">R: O projeto de software é focado na criação do sistema em si, enquanto o projeto de arquitetura de software é focado na definição da estrutura e organização do software, visando garantir sua longevidade.</text:span></text:p>
      <text:p text:style-name="P11"/>
      <text:p text:style-name="P11"/>
      <text:p text:style-name="P6"><text:soft-page-break/><text:span text:style-name="T1">4. (1,0 ponto) Por que as etapas de requisitos e projeto de arquitetura apresentam uma</text:span><text:line-break/><text:span text:style-name="T1">intersecção significativa em seus processos?</text:span></text:p>
      <text:p text:style-name="P11">R: Porque a etapa de requisitos influencia diretamente na arquitetura. Tendo em vista que é necessário entender claramente os requisitos funcionais e não funcionais do sistema e, assim, criar uma arquitetura compatível com esses requisitos. Logo, a intersecção entre as etapas de requisitos e projeto de arquitetura é importante para garantir que o software seja bem projetado e atenda aos requisitos do cliente.</text:p>
      <text:p text:style-name="P11"/>
      <text:p text:style-name="P11"/>
      <text:p text:style-name="P6"><text:span text:style-name="T1">5. (1,0 ponto) Ao elaborar o projeto de arquitetura, alguns requisitos não funcionais podem ser</text:span><text:line-break/><text:span text:style-name="T1">conflitantes. Cite um exemplo, diferente do apresentado em aula, em que dois ou mais</text:span><text:line-break/><text:span text:style-name="T1">requisitos não funcionais são incompatíveis. Qual seria uma possível saída para esses casos?</text:span></text:p>
      <text:p text:style-name="P11">Dê outro exemplo usando outros requisitos não funcionais.</text:p>
      <text:p text:style-name="P11">R : Por exemplo, podemos ter dois requisitos não funcionais altamente críticos e conflitantes em uma arquitetura X e Y: desempenho e escalabilidade. Uma arquitetura oferece bastante desempenho, mas peca na escalabilidade de volume de dados e vice-versa. A meu ver, é necessário identificar um meio termo entre esses aspectos dos requisitos não funcionais dentro da arquitetura de software, pontualmente nas áreas que demandam mais escalabilidade e desempenho.</text:p>
      <text:p text:style-name="P11"/>
      <text:p text:style-name="P11"/>
      <text:p text:style-name="P6"><text:span text:style-name="T1">6. (1,0 ponto) Por que o projeto de arquitetura deve contemplar várias visões? Descreva com</text:span><text:line-break/><text:span text:style-name="T1">suas palavras as visões apresentadas em aula.</text:span><text:line-break/><text:span text:style-name="T1">R: Deve contemplar diversas visões pois, a partir delas, teremos os </text:span><text:soft-page-break/><text:span text:style-name="T1">subsídios necessários para identificar os aspectos fundamentais do software, incluindo o desenvolvimento satisfatório dos requisitos funcionais e não funcionais. Além disso, cada visão pode ter suas particularidades e preocupações, como questões de desempenho, escalabilidade, segurança e etc. Além disso, diversas visões auxiliam na melhor compreensão do projeto por parte dos desenvolvedores e proprietários de software.</text:span></text:p>
      <text:p text:style-name="P11"/>
      <text:p text:style-name="P11"/>
      <text:p text:style-name="P6"><text:span text:style-name="T1">7. (4,0 pontos) Faça uma pesquisa sobre documentos de arquitetura de software e, usando como</text:span><text:line-break/><text:span text:style-name="T1">base a estrutura apresentada em aula, elabore um documento de arquitetura considerando</text:span><text:line-break/><text:span text:style-name="T1">que o sistema a ser desenvolvido é um site para cotação de pacotes de viagem. Obs.: Nas</text:span><text:line-break/><text:span text:style-name="T1">seções que descrevem as visões de arquitetura não é preciso desenhar os respectivos</text:span><text:line-break/><text:span text:style-name="T1">diagramas UML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Documento de Arquitetura de Software</text:p>
      <text:p text:style-name="P4"/>
      <text:p text:style-name="P4">Introdução</text:p>
      <text:p text:style-name="P9">Este documento descreve a arquitetura do sistema de cotação de pacotes de viagem. O objetivo deste sistema é fornecer aos usuários a capacidade de pesquisar e comparar pacotes de viagem de diferentes agências de turismo.</text:p>
      <text:p text:style-name="P4">Visão Geral</text:p>
      <text:p text:style-name="P7">O sistema é composto por dois principais componentes: o Front-end, que é a interface do usuário e o Back-end, que é responsável pelo processamento de solicitações e gerenciamento dos dados. O Front-end é desenvolvido usando tecnologias web como HTML, CSS, JavaScript e o Back-end é implementado em Java utilizando o framework Spring.</text:p>
      <text:p text:style-name="P2">Arquitetura do Front-end</text:p>
      <text:p text:style-name="P7">O Front-end é baseado em uma arquitetura cliente-servidor. A interface do usuário é construída usando HTML, CSS e JavaScript e é executada no lado do cliente. O JavaScript é responsável por fazer chamadas assíncronas ao servidor para obter e enviar dados. A arquitetura do Front-end é baseada no padrão Model-View-Controller (MVC). O modelo representa a estrutura de dados, a visualização é responsável por exibir os dados e o controlador é responsável por gerenciar as interações do usuário.</text:p>
      <text:p text:style-name="P3">Arquitetura do Back-end</text:p>
      <text:p text:style-name="P7">O Back-end é baseado em uma arquitetura de serviços. O sistema utiliza o framework Spring para criar e gerenciar os serviços. O Spring MVC é utilizado para expor os serviços como endpoints RESTful. Os serviços são responsáveis por receber e processar as solicitações do cliente, executar as regras de negócio e retornar os resultados para o cliente. O sistema utiliza um banco de dados relacional para armazenar os dados de usuário e os pacotes de viagem.</text:p>
      <text:p text:style-name="P5"/>
      <text:p text:style-name="P5"/>
      <text:p text:style-name="P2"><text:soft-page-break/>Arquitetura do Banco de Dados</text:p>
      <text:p text:style-name="P7">O sistema utiliza um banco de dados relacional para armazenar os dados. O banco de dados é composto por duas tabelas principais: usuários e pacotes de viagem. A tabela de usuários armazena informações do usuário como nome, endereço de e-mail e senha. A tabela de pacotes de viagem armazena informações sobre os pacotes de viagem, como destino, preço e agência de turismo.</text:p>
      <text:h text:style-name="P1" text:outline-level="2">Considerações de Segurança</text:h>
      <text:p text:style-name="P8">O sistema implementa medidas de segurança para proteger os dados do usuário e do sistema. Todas as informações de usuário são armazenadas em formato criptografado no banco de dados. O sistema utiliza autenticação e autorização baseadas em token para garantir que somente usuários autenticados tenham acesso às informações protegidas.</text:p>
      <text:p text:style-name="P26">Considerações de Escalabilidade</text:p>
      <text:p text:style-name="P8">O sistema foi projetado para ser escalável. O Front-end é implementado em uma arquitetura de servidor único, mas pode ser facilmente distribuído em vários servidores para lidar com um grande número de usuários. O Back-end utiliza um modelo de arquitetura de serviços que permite a adição de mais servidores para lidar com o aumento da demanda. O banco de dados pode ser replicado para suportar a leitura de carga balanceada.</text:p>
      <text:p text:style-name="P26">Conclusão</text:p>
      <text:p text:style-name="P10">Este documento descreve a arquitetura do sistema de cotação de pacotes de viagem. A arquitetura foi projetada para ser escalável, segura e fácil de manter. O sistema utiliza uma arquitetura cliente-servidor para o Front-end e <text:span text:style-name="T3">Back-end.</text:span></text:p>
      <text:p text:style-name="P13"/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Documentação de Arquitetura</text:span>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0"><text:span text:style-name="T4">Seção</text:span></text:p>
          </table:table-cell>
          <table:table-cell table:style-name="Tabela1.A1" office:value-type="string">
            <text:p text:style-name="P19"><text:span text:style-name="T4">Descrição</text:span></text:p>
          </table:table-cell>
        </table:table-row>
        <table:table-row table:style-name="Tabela1.1">
          <table:table-cell table:style-name="Tabela1.A1" office:value-type="string">
            <text:p text:style-name="P20"><text:span text:style-name="T4">Introdução</text:span></text:p>
          </table:table-cell>
          <table:table-cell table:style-name="Tabela1.A1" office:value-type="string">
            <text:p text:style-name="P16"/>
            <text:p text:style-name="P16">Este documento descreve a arquitetura do sistema de cotação de pacotes de viagem. O objetivo deste sistema é fornecer aos usuários a capacidade de pesquisar e comparar pacotes de viagem de diferentes agências de turismo.</text:p>
            <text:p text:style-name="P16"/>
          </table:table-cell>
        </table:table-row>
        <table:table-row table:style-name="Tabela1.1">
          <table:table-cell table:style-name="Tabela1.A1" office:value-type="string">
            <text:p text:style-name="P20"><text:span text:style-name="T4">Definições, acrônimos e abreviaturas</text:span></text:p>
          </table:table-cell>
          <table:table-cell table:style-name="Tabela1.A1" office:value-type="string">
            <text:p text:style-name="P19"/>
            <text:p text:style-name="P19">MVC: significa Model-View-Controller, um padrão de arquitetura de software utilizado para separar a lógica de negócios da interface do usuário em três componentes principais.</text:p>
            <text:p text:style-name="P19"/>
            <text:p text:style-name="P19">RESTful: significa Representational State Transfer, um estilo de arquitetura de software usado para criar sistemas distribuídos baseados em HTTP. Os serviços são expostos como endpoints RESTful para permitir a comunicação entre diferentes sistemas.</text:p>
            <text:p text:style-name="P19"/>
          </table:table-cell>
        </table:table-row>
        <text:soft-page-break/>
        <table:table-row table:style-name="Tabela1.4">
          <table:table-cell table:style-name="Tabela1.A1" office:value-type="string">
            <text:p text:style-name="P20"><text:span text:style-name="T4">Representação arquitetural</text:span></text:p>
          </table:table-cell>
          <table:table-cell table:style-name="Tabela1.A1" office:value-type="string">
            <text:p text:style-name="P19">As arquiteturas de software utilizadas no projeto são:</text:p>
            <text:list xml:id="list1302152518" text:style-name="L2">
              <text:list-item>
                <text:p text:style-name="P29">Arquitetura cliente-servidor para o Front-end e Back-end.</text:p>
              </text:list-item>
              <text:list-item>
                <text:p text:style-name="P29">Arquitetura baseada em serviços para o Back-end.</text:p>
              </text:list-item>
              <text:list-item>
                <text:p text:style-name="P29">Arquitetura Model-View-Controller (MVC) para o Front-end.</text:p>
              </text:list-item>
            </text:list>
            <text:p text:style-name="P30"/>
          </table:table-cell>
        </table:table-row>
        <table:table-row table:style-name="Tabela1.1">
          <table:table-cell table:style-name="Tabela1.A1" office:value-type="string">
            <text:p text:style-name="P20"><text:span text:style-name="T4">Objetivos e restrições da arquitetura</text:span></text:p>
          </table:table-cell>
          <table:table-cell table:style-name="Tabela1.A1" office:value-type="string">
            <text:p text:style-name="P21"/>
            <text:p text:style-name="P21">Objetivos: </text:p>
            <text:list xml:id="list903153248" text:style-name="L8">
              <text:list-item>
                <text:p text:style-name="P22">Fornecer aos usuários a capacidade de pesquisar e comparar pacotes de viagem.</text:p>
              </text:list-item>
              <text:list-item>
                <text:p text:style-name="P22">Criar uma arquitetura escalável que possa lidar com um grande número de usuários.</text:p>
              </text:list-item>
              <text:list-item>
                <text:p text:style-name="P37">Separar claramente o Front-end e o Back-end para permitir o desenvolvimento e a evolução independentes de cada componente.</text:p>
                <text:p text:style-name="P37"/>
              </text:list-item>
            </text:list>
            <text:p text:style-name="P36">Restrições:</text:p>
            <text:list xml:id="list2245204334" text:style-name="L10">
              <text:list-item>
                <text:p text:style-name="P38">O Front-end é implementado usando tecnologias web como HTML, CSS e JavaScript.</text:p>
              </text:list-item>
              <text:list-item>
                <text:p text:style-name="P39"><text:span text:style-name="T12">O Back-end é implementado em Java utilizando o framework Spring.</text:span></text:p>
              </text:list-item>
            </text:list>
            <text:p text:style-name="P40"><text:line-break/></text:p>
          </table:table-cell>
        </table:table-row>
        <text:soft-page-break/>
        <table:table-row table:style-name="Tabela1.1">
          <table:table-cell table:style-name="Tabela1.A1" office:value-type="string">
            <text:p text:style-name="P20"><text:span text:style-name="T4">Visão conceitual / comportamental (de casos de uso)</text:span></text:p>
          </table:table-cell>
          <table:table-cell table:style-name="Tabela1.A1" office:value-type="string">
            <text:p text:style-name="P23">Área de diagrama</text:p>
          </table:table-cell>
        </table:table-row>
        <table:table-row table:style-name="Tabela1.1">
          <table:table-cell table:style-name="Tabela1.A1" office:value-type="string">
            <text:p text:style-name="P20"><text:span text:style-name="T4">Visão lógic</text:span><text:span text:style-name="T5">a</text:span></text:p>
          </table:table-cell>
          <table:table-cell table:style-name="Tabela1.A1" office:value-type="string">
            <text:p text:style-name="P17"/>
            <text:p text:style-name="P18"><text:span text:style-name="T9">S</text:span><text:span text:style-name="T10">ão abstrações básicas de pacotes, classes, entidades e os requisitos:</text:span></text:p>
            <text:p text:style-name="P18"><text:span text:style-name="T7"/></text:p>
            <text:p text:style-name="P32">Usuario: classe que representa um usuário do sistema, com informações como nome, e-mail e senha.</text:p>
            <text:p text:style-name="P32"/>
            <text:p text:style-name="P32">PacoteDeViagem: classe que representa um pacote de viagem, com informações como destino, preço e agência de turismo.</text:p>
            <text:p text:style-name="P32"/>
            <text:p text:style-name="P32">UsuarioControle: classe que gerencia as requisições relacionadas a usuários, como cadastro e login.</text:p>
            <text:p text:style-name="P33"/>
          </table:table-cell>
        </table:table-row>
        <table:table-row table:style-name="Tabela1.1">
          <table:table-cell table:style-name="Tabela1.A1" office:value-type="string">
            <text:p text:style-name="P20"><text:span text:style-name="T4">Visão de processo</text:span></text:p>
          </table:table-cell>
          <table:table-cell table:style-name="Tabela1.A1" office:value-type="string">
            <text:p text:style-name="P46"/>
            <text:p text:style-name="P43">Mostra como os processos interagem durante a execução e auxilia a análise de características não funcionais do sistema.</text:p>
            <text:p text:style-name="P46"/>
            <text:list xml:id="list3744878884" text:style-name="L5">
              <text:list-item>
                <text:p text:style-name="P47">O usuário acessa o Front-end por meio de um navegador web.</text:p>
              </text:list-item>
              <text:list-item>
                <text:p text:style-name="P47">O Front-end envia solicitações ao Back-end por meio de chamadas assíncronas.</text:p>
              </text:list-item>
              <text:list-item>
                <text:p text:style-name="P47">O Back-end recebe as solicitações do Front-end e executa as regras de negócio necessárias.</text:p>
              </text:list-item>
              <text:list-item>
                <text:p text:style-name="P47">O Back-end acessa o banco de dados para recuperar ou armazenar informações.</text:p>
              </text:list-item>
              <text:list-item>
                <text:p text:style-name="P47">O Back-end retorna os resultados das solicitações para o Front-end.</text:p>
              </text:list-item>
              <text:list-item>
                <text:p text:style-name="P47">O Front-end exibe os resultados para o usuário.</text:p>
                <text:p text:style-name="P47"><text:soft-page-break/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>Visão de desenvolvimento (ou implementação)</text:span></text:p>
          </table:table-cell>
          <table:table-cell table:style-name="Tabela1.A1" office:value-type="string">
            <text:p text:style-name="P44"/>
            <text:p text:style-name="P42">Representa a decomposição do software em componentes:</text:p>
            <text:p text:style-name="P44"/>
            <text:p text:style-name="P44"><text:span text:style-name="T11">C</text:span>omponente Front-end: responsável pela interface do usuário e implementado usando HTML, CSS e JavaScript. Este componente pode ser dividido em subcomponentes para lidar com diferentes partes da interface do usuário, como página inicial, resultados da pesquisa e detalhes do pacote.</text:p>
            <text:p text:style-name="P44"/>
            <text:p text:style-name="P44">Componente Back-end: responsável pelo processamento de solicitações e gerenciamento de dados, implementado em Java utilizando o framework Spring. Este componente pode ser dividido em subcomponentes para lidar com diferentes áreas de responsabilidade, como autenticação, gerenciamento de usuários, gerenciamento de pacotes de viagem e processamento de solicitações de usuários.</text:p>
            <text:p text:style-name="P44"/>
            <text:p text:style-name="P44">Componente de Banco de Dados: responsável por armazenar dados do usuário e pacotes de viagem, implementado em um banco relacional.</text:p>
            <text:p text:style-name="P45"/>
          </table:table-cell>
        </table:table-row>
        <table:table-row table:style-name="Tabela1.1">
          <table:table-cell table:style-name="Tabela1.A1" office:value-type="string">
            <text:p text:style-name="P20"><text:span text:style-name="T4">Visão física (ou de implantação)</text:span></text:p>
          </table:table-cell>
          <table:table-cell table:style-name="Tabela1.A1" office:value-type="string">
            <text:p text:style-name="P34"/>
            <text:p text:style-name="P42">Representa o hardware e como os componentes do software serão distribuídos </text:p>
            <text:p text:style-name="P34"/>
            <text:p text:style-name="P34">Servidores de aplicação: máquinas físicas ou virtuais que hospedam o software de servidor do sistema, como o servidor web e o servidor de aplicação Java.</text:p>
            <text:p text:style-name="P34"/>
            <text:p text:style-name="P34">Banco de dados: o sistema utiliza um banco de dados relacional para armazenar os dados de usuário e os <text:soft-page-break/>pacotes de viagem. O banco de dados pode ser implantado em um servidor separado ou na mesma máquina do servidor de aplicação.</text:p>
            <text:p text:style-name="P35"/>
          </table:table-cell>
        </table:table-row>
        <table:table-row table:style-name="Tabela1.1">
          <table:table-cell table:style-name="Tabela1.A1" office:value-type="string">
            <text:p text:style-name="P20"><text:span text:style-name="T4">Capacidade e desempenho</text:span></text:p>
          </table:table-cell>
          <table:table-cell table:style-name="Tabela1.A1" office:value-type="string">
            <text:p text:style-name="P19"/>
            <text:p text:style-name="P19">O sistema deve suportar um grande volume de transações simultâneas, de modo a permitir que um grande número de usuários possa fazer cotações ao mesmo tempo.</text:p>
            <text:p text:style-name="P19"/>
            <text:p text:style-name="P31">O tempo de resposta do sistema deve ser rápido o suficiente para garantir uma experiência satisfatória aos usuários, evitando que eles fiquem esperando por muito tempo para obter uma cotação.</text:p>
            <text:p text:style-name="P31"/>
            <text:p text:style-name="P31">O sistema deve ser capaz de lidar com picos de tráfego, como durante períodos de férias e feriados, sem comprometer sua performance ou disponibilidade.</text:p>
            <text:p text:style-name="P41"><text:line-break/></text:p>
          </table:table-cell>
        </table:table-row>
        <table:table-row table:style-name="Tabela1.1">
          <table:table-cell table:style-name="Tabela1.A1" office:value-type="string">
            <text:p text:style-name="P20"><text:span text:style-name="T4">Diretrizes para especificação do projet</text:span><text:span text:style-name="T5">o</text:span></text:p>
          </table:table-cell>
          <table:table-cell table:style-name="Tabela1.A1" office:value-type="string">
            <text:p text:style-name="P19">?</text:p>
          </table:table-cell>
        </table:table-row>
        <table:table-row table:style-name="Tabela1.1">
          <table:table-cell table:style-name="Tabela1.A1" office:value-type="string">
            <text:p text:style-name="P20"><text:span text:style-name="T4">Referências</text:span></text:p>
          </table:table-cell>
          <table:table-cell table:style-name="Tabela1.A1" office:value-type="string">
            <text:p text:style-name="P25">Documento: Engenharia de Software III, Aula 2, Arquitetura de Software</text:p>
          </table:table-cell>
        </table:table-row>
        <table:table-row table:style-name="Tabela1.1">
          <table:table-cell table:style-name="Tabela1.A1" office:value-type="string">
            <text:p text:style-name="P20"><text:span text:style-name="T4">Histórico de alterações do documento</text:span></text:p>
          </table:table-cell>
          <table:table-cell table:style-name="Tabela1.A1" office:value-type="string">
            <text:p text:style-name="P24">1.0 – Felippe Marques (28/02/2022)</text:p>
            <text:p text:style-name="P24">1.1 – Felippe Marques (01/03/2022)</text:p>
            <text:p text:style-name="P24">1.2 – Felippe Marques (04/03/2022)</text:p>
            <text:p text:style-name="P24">1.3 – Felippe Marques (05/03/2022)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 style:font-family-generic="roman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4T22:15:41.458866500</meta:creation-date>
    <dc:date>2023-03-05T17:45:07.360000000</dc:date>
    <meta:initial-creator>Felippe Marques</meta:initial-creator>
    <meta:generator>LibreOffice/7.2.1.2$Windows_X86_64 LibreOffice_project/87b77fad49947c1441b67c559c339af8f3517e22</meta:generator>
    <meta:editing-duration>PT13M50S</meta:editing-duration>
    <meta:editing-cycles>4</meta:editing-cycles>
    <meta:document-statistic meta:table-count="1" meta:image-count="0" meta:object-count="0" meta:page-count="10" meta:paragraph-count="89" meta:word-count="1765" meta:character-count="11536" meta:non-whitespace-character-count="9861"/>
    <meta:user-defined meta:name="AppVersion">16.0000</meta:user-defined>
    <meta:template xlink:type="simple" xlink:actuate="onRequest" xlink:title="Normal.dotm" xlink:href=""/>
  </office:meta>
</office:document-meta>
</file>